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 fo:margin-bottom="0in" fo:line-height="100%"/>
      <style:text-properties style:font-name="Helvetica" style:font-name-asian="Times New Roman" style:font-name-complex="Helvetica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5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6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7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8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9" style:parent-style-name="ListParagraph" style:list-style-name="LFO1" style:family="paragraph">
      <style:paragraph-properties fo:margin-bottom="0in"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0" style:parent-style-name="Normal" style:list-style-name="LFO1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2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3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5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6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8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19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0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1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3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4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5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6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7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8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29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0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1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2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3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4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5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6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7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8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39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0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2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3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4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5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6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7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8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49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50" style:parent-style-name="ListParagraph" style:list-style-name="LFO1" style:family="paragraph">
      <style:paragraph-properties fo:line-height="100%"/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51" style:parent-style-name="Normal" style:family="paragraph">
      <style:paragraph-properties fo:line-height="100%" fo:margin-left="1.25in">
        <style:tab-stops/>
      </style:paragraph-properties>
      <style:text-properties style:font-name="Helvetica" style:font-name-asian="Times New Roman" style:font-name-complex="Helvetica" fo:color="#000000" fo:font-size="14pt" style:font-size-asian="14pt" style:font-size-complex="14pt"/>
    </style:style>
    <style:style style:name="P52" style:parent-style-name="Normal" style:family="paragraph">
      <style:paragraph-properties fo:line-height="100%"/>
      <style:text-properties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Code is Alive!</text:p>
          <text:list text:continue-numbering="true">
            <text:list-item>
              <text:p text:style-name="P2">Mississippi River analogy to software design</text:p>
              <text:list text:continue-numbering="true">
                <text:list-item>
                  <text:p text:style-name="P3">Design never ends up as you intend it</text:p>
                </text:list-item>
                <text:list-item>
                  <text:p text:style-name="P4">Things change over time</text:p>
                </text:list-item>
                <text:list-item>
                  <text:p text:style-name="P5">Accept it and build code with that in mind</text:p>
                </text:list-item>
              </text:list>
            </text:list-item>
            <text:list-item>
              <text:p text:style-name="P6">Quality code is<text:s/>alive and is a joy to work with</text:p>
            </text:list-item>
            <text:list-item>
              <text:p text:style-name="P7">Code cries because no one understands what it is saying</text:p>
            </text:list-item>
            <text:list-item>
              <text:p text:style-name="P8">Shouldn't be afraid of change that happens naturally</text:p>
            </text:list-item>
            <text:list-item>
              <text:p text:style-name="P9">Programming is the art of communication</text:p>
            </text:list-item>
          </text:list>
        </text:list-item>
        <text:list-item>
          <text:p text:style-name="P10">Lean Principles</text:p>
          <text:list text:continue-numbering="true">
            <text:list-item>
              <text:p text:style-name="P11">Being a craftsman isn't only about code, but about understanding your customer -&gt; Lean Startup ideas (Validated Learning)</text:p>
            </text:list-item>
            <text:list-item>
              <text:p text:style-name="P12">Document why, not the what.  Need to remember why we made specific decisions</text:p>
            </text:list-item>
          </text:list>
        </text:list-item>
        <text:list-item>
          <text:p text:style-name="P13">User Experience</text:p>
          <text:list text:continue-numbering="true">
            <text:list-item>
              <text:p text:style-name="P14">Door example</text:p>
            </text:list-item>
            <text:list-item>
              <text:p text:style-name="P15">Lunch Line</text:p>
            </text:list-item>
          </text:list>
        </text:list-item>
        <text:list-item>
          <text:p text:style-name="P16">Writing Clean Code</text:p>
          <text:list text:continue-numbering="true">
            <text:list-item>
              <text:p text:style-name="P17">What we do is important. <text:s/>Software is used everywhere and<text:s/>has impacts on everyone’s lives, every day</text:p>
              <text:list text:continue-numbering="true">
                <text:list-item>
                  <text:p text:style-name="P18">Therac Machine</text:p>
                </text:list-item>
              </text:list>
            </text:list-item>
            <text:list-item>
              <text:p text:style-name="P19">We should act as if our lives depend on our software</text:p>
            </text:list-item>
            <text:list-item>
              <text:p text:style-name="P20">Would you trust your life with the code you write?</text:p>
            </text:list-item>
          </text:list>
        </text:list-item>
        <text:list-item>
          <text:p text:style-name="P21">Test Empowerment</text:p>
          <text:list text:continue-numbering="true">
            <text:list-item>
              <text:p text:style-name="P22">Talk by Michael Feathers</text:p>
            </text:list-item>
            <text:list-item>
              <text:p text:style-name="P23">Tests need to be maintained and treated like first<text:s/>class code</text:p>
            </text:list-item>
            <text:list-item>
              <text:p text:style-name="P24">Treat test code with the same rigor and design as you would production code</text:p>
            </text:list-item>
            <text:list-item>
              <text:p text:style-name="P25">Ok to delete tests - they're part of your code and need to be maintained</text:p>
            </text:list-item>
            <text:list-item>
              <text:p text:style-name="P26">Need focused tests</text:p>
              <text:list text:continue-numbering="true">
                <text:list-item>
                  <text:p text:style-name="P27">Focus your testing effort. <text:s/>Focus on the important areas, not as much on the<text:s/>less important</text:p>
                </text:list-item>
              </text:list>
            </text:list-item>
            <text:list-item>
              <text:p text:style-name="P28">Ask what value does a test provide</text:p>
            </text:list-item>
            <text:list-item>
              <text:p text:style-name="P29">Tests should make it easier to modify your code, not harder</text:p>
            </text:list-item>
            <text:list-item>
              <text:p text:style-name="P30">Mocking</text:p>
              <text:list text:continue-numbering="true">
                <text:list-item>
                  <text:p text:style-name="P31">"We're all cheaters" -&gt; talking about mocking out the System Under Test</text:p>
                  <text:list text:continue-numbering="true">
                    <text:list-item>
                      <text:p text:style-name="P32">reality is expensive -&gt; why not budget for it?</text:p>
                    </text:list-item>
                    <text:list-item>
                      <text:p text:style-name="P33">How much reality<text:s/>does a test really need?</text:p>
                    </text:list-item>
                  </text:list>
                </text:list-item>
              </text:list>
            </text:list-item>
            <text:list-item>
              <text:p text:style-name="P34">Need tests at diff levels</text:p>
              <text:list text:continue-numbering="true">
                <text:list-item>
                  <text:p text:style-name="P35">Isolation</text:p>
                </text:list-item>
                <text:list-item>
                  <text:p text:style-name="P36">Unit</text:p>
                </text:list-item>
                <text:list-item>
                  <text:p text:style-name="P37">Integration</text:p>
                </text:list-item>
                <text:list-item>
                  <text:p text:style-name="P38">Acceptance</text:p>
                </text:list-item>
              </text:list>
            </text:list-item>
            <text:list-item>
              <text:p text:style-name="P39">Understand the value that each test brings</text:p>
            </text:list-item>
          </text:list>
        </text:list-item>
        <text:list-item>
          <text:p text:style-name="P40">What is Reality</text:p>
          <text:list text:continue-numbering="true">
            <text:list-item>
              <text:p text:style-name="P41">Keeping Software weird talk by Leon Gersing</text:p>
            </text:list-item>
            <text:list-item>
              <text:p text:style-name="P42">Think about why are you doing something.</text:p>
              <text:list text:continue-numbering="true">
                <text:list-item>
                  <text:p text:style-name="P43">Does it make it easier<text:s/>to do your job?</text:p>
                </text:list-item>
                <text:list-item>
                  <text:p text:style-name="P44">Experiment</text:p>
                </text:list-item>
              </text:list>
            </text:list-item>
            <text:list-item>
              <text:p text:style-name="P45">It’s ok to try and fail. <text:s/>Fail often, fail early</text:p>
              <text:list text:continue-numbering="true">
                <text:list-item>
                  <text:p text:style-name="P46">Better than not trying at all</text:p>
                </text:list-item>
              </text:list>
            </text:list-item>
            <text:list-item>
              <text:p text:style-name="P47">Philosophical</text:p>
              <text:list text:continue-numbering="true">
                <text:list-item>
                  <text:p text:style-name="P48">Know what you do and what makes you happy</text:p>
                  <text:list text:continue-numbering="true">
                    <text:list-item>
                      <text:p text:style-name="P49">Then pursue that</text:p>
                    </text:list-item>
                  </text:list>
                </text:list-item>
                <text:list-item>
                  <text:p text:style-name="P50">Only you can be an agent of change</text:p>
                </text:list-item>
              </text:list>
            </text:list-item>
          </text:list>
        </text:list-item>
      </text:list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h Rolstad</meta:initial-creator>
    <dc:creator>Josh Rolstad</dc:creator>
    <meta:creation-date>2012-11-14T15:09:00Z</meta:creation-date>
    <dc:date>2012-11-15T15:20:00Z</dc:date>
    <meta:template xlink:href="Normal.dotm" xlink:type="simple"/>
    <meta:editing-cycles>3</meta:editing-cycles>
    <meta:editing-duration>PT900S</meta:editing-duration>
    <meta:document-statistic meta:page-count="2" meta:paragraph-count="3" meta:word-count="288" meta:character-count="1928" meta:row-count="13" meta:non-whitespace-character-count="1643"/>
  </office:meta>
</office:document-meta>
</file>